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ockitoAnyForPrimitiveType.matchMethodInvocation( MethodInvocationTree tree , VisitorState stat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AbstractMockitoAnyForPrimitiveType.getParameterType( MethodSymbol method , int argument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